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erverTests.toDataBuff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Tests.mutateDoesNotCreateNew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ockServerTests.responseBodyContentWithFluxExchange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ockServerTests.mutateDoes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ockServerTests.exchangeResultHasCookie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